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2">
      <style:text-properties style:font-name="Cambria" fo:font-size="14pt" style:font-size-asian="14pt" style:font-size-complex="14pt"/>
    </style:style>
    <style:style style:name="P2" style:family="paragraph" style:parent-style-name="Heading_20_2">
      <style:paragraph-properties fo:margin-top="0.423cm" fo:margin-bottom="0.212cm" fo:keep-with-next="always"/>
      <style:text-properties style:font-name="Cambria" fo:font-size="14pt" style:font-size-asian="14pt" style:font-size-complex="14pt"/>
    </style:style>
    <style:style style:name="P3" style:family="paragraph" style:parent-style-name="Our_20_code">
      <style:text-properties fo:color="#008000" style:font-name="Courier New" fo:font-size="14pt" style:font-size-asian="14pt" style:font-size-complex="14pt"/>
    </style:style>
    <style:style style:name="P4" style:family="paragraph" style:parent-style-name="Our_20_code">
      <style:text-properties fo:color="#008000" style:font-name="Courier New" fo:font-size="14pt" fo:language="en" fo:country="US" style:font-size-asian="14pt" style:font-size-complex="14pt"/>
    </style:style>
    <style:style style:name="P5" style:family="paragraph" style:parent-style-name="Our_20_code">
      <style:text-properties fo:color="#00ae00" style:font-name="Courier New" fo:font-size="14pt" style:font-size-asian="14pt" style:font-size-complex="14pt"/>
    </style:style>
    <style:style style:name="P6" style:family="paragraph" style:parent-style-name="Our_20_code">
      <style:text-properties fo:color="#00ae00" style:font-name="Courier New" fo:font-size="14pt" fo:font-weight="normal" style:font-size-asian="14pt" style:font-weight-asian="normal" style:font-size-complex="14pt" style:font-weight-complex="normal"/>
    </style:style>
    <style:style style:name="P7" style:family="paragraph" style:parent-style-name="Our_20_code">
      <style:text-properties fo:color="#00ae00" style:font-name="Courier New" fo:font-size="14pt" fo:font-weight="bold" style:font-size-asian="14pt" style:font-weight-asian="bold" style:font-size-complex="14pt" style:font-weight-complex="bold"/>
    </style:style>
    <style:style style:name="P8" style:family="paragraph" style:parent-style-name="Our_20_code">
      <style:text-properties fo:color="#ff00ff" style:font-name="Courier New" fo:font-size="14pt" style:font-size-asian="14pt" style:font-size-complex="14pt"/>
    </style:style>
    <style:style style:name="P9" style:family="paragraph" style:parent-style-name="Our_20_code">
      <style:text-properties style:font-name="Courier New" fo:font-size="14pt" style:font-size-asian="14pt" style:font-size-complex="14pt"/>
    </style:style>
    <style:style style:name="P10" style:family="paragraph" style:parent-style-name="Our_20_code">
      <style:text-properties style:font-name="Courier New" fo:font-size="14pt" fo:font-weight="bold" style:font-size-asian="14pt" style:font-weight-asian="bold" style:font-size-complex="14pt" style:font-weight-complex="bold"/>
    </style:style>
    <style:style style:name="P11" style:family="paragraph" style:parent-style-name="Our_20_code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12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13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14" style:family="paragraph" style:parent-style-name="Text_20_body">
      <style:text-properties style:font-name="Cambria" fo:font-size="14pt" style:font-size-asian="14pt" style:font-size-complex="14pt"/>
    </style:style>
    <style:style style:name="P15" style:family="paragraph" style:parent-style-name="Text_20_body">
      <style:text-properties style:use-window-font-color="true" style:font-name="Cambria" fo:font-size="14pt" fo:language="ru" fo:country="RU" style:font-size-asian="14pt" style:font-size-complex="14pt"/>
    </style:style>
    <style:style style:name="P16" style:family="paragraph" style:parent-style-name="Text_20_body">
      <style:paragraph-properties fo:margin-top="0.423cm" fo:margin-bottom="0.212cm"/>
      <style:text-properties style:font-name="Cambria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color="#008000" fo:language="en" fo:country="US"/>
    </style:style>
    <style:style style:name="T6" style:family="text">
      <style:text-properties fo:color="#008000" fo:language="en" fo:country="US" fo:font-weight="bold" style:font-weight-asian="bold" style:font-weight-complex="bold"/>
    </style:style>
    <style:style style:name="T7" style:family="text">
      <style:text-properties fo:color="#ff00ff"/>
    </style:style>
    <style:style style:name="T8" style:family="text">
      <style:text-properties fo:color="#ff00ff" fo:language="en" fo:country="US"/>
    </style:style>
    <style:style style:name="T9" style:family="text">
      <style:text-properties fo:color="#ff00ff" fo:language="ru" fo:country="RU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ae00"/>
    </style:style>
    <style:style style:name="T12" style:family="text">
      <style:text-properties fo:color="#00ae00" fo:language="en" fo:country="US"/>
    </style:style>
    <style:style style:name="T13" style:family="text">
      <style:text-properties fo:color="#00ae00" fo:language="en" fo:country="US" fo:font-weight="bold" style:font-weight-asian="bold" style:font-weight-complex="bold"/>
    </style:style>
    <style:style style:name="T14" style:family="text">
      <style:text-properties fo:color="#00ae00" fo:language="ru" fo:country="RU"/>
    </style:style>
    <style:style style:name="T15" style:family="text">
      <style:text-properties style:use-window-font-color="true" fo:language="en" fo:country="US"/>
    </style:style>
    <style:style style:name="T16" style:family="text">
      <style:text-properties style:use-window-font-color="true" fo:language="en" fo:country="US" fo:font-weight="bold" style:font-weight-asian="bold" style:font-weight-complex="bold"/>
    </style:style>
    <style:style style:name="T17" style:family="text">
      <style:text-properties style:use-window-font-color="true"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2" text:outline-level="1">Запросы к базе данных сигналов <text:span text:style-name="T1">SDB</text:span></text:h>
          </table:table-cell>
        </table:table-row>
        <table:table-row table:style-name="Table1.2">
          <table:table-cell table:style-name="Table1.A2" office:value-type="string">
            <text:p text:style-name="P13">Интерпретатор встроенного языка программирования поддерживает запросы к базе данных, в результате интерпретации и обработки которых база данных сигналов <text:span text:style-name="T1">SDB </text:span>возвращает ту или иную информацию. Общая структура и формат запроса:</text:p>
            <text:p text:style-name="P5"><text:span text:style-name="T1">{</text:span><text:span text:style-name="T2">query</text:span><text:span text:style-name="T1">:</text:span></text:p>
            <text:p text:style-name="P5"><text:span text:style-name="T1">category = </text:span><text:span text:style-name="T3">"фильтр_имени_категории";</text:span></text:p>
            <text:p text:style-name="P5"><text:span text:style-name="T1">group = </text:span><text:span text:style-name="T3">"фильтр_имени_группы_сигналов";</text:span></text:p>
            <text:p text:style-name="P5"><text:span text:style-name="T1">name = <text:s/></text:span><text:span text:style-name="T3">"фильтр_имени_сигнала";</text:span></text:p>
            <text:p text:style-name="P9"><text:span text:style-name="T13">&lt;what</text:span><text:span text:style-name="T12"> = </text:span><text:span text:style-name="T14">"запрос"</text:span><text:span text:style-name="T13">&gt;</text:span><text:span text:style-name="T12"> }</text:span><text:span text:style-name="T1">;</text:span></text:p>
            <text:p text:style-name="P14">где <text:span text:style-name="T2">query</text:span><text:span text:style-name="T1"> – </text:span><text:span text:style-name="T3">служебное слово, обозначающее запрос к базе данных,</text:span></text:p>
            <text:p text:style-name="P14"><text:span text:style-name="T1">&lt;</text:span><text:span text:style-name="T2">wha</text:span><text:span text:style-name="T16">t</text:span><text:span text:style-name="T15"> = </text:span><text:span text:style-name="T17">"запрос"</text:span><text:span text:style-name="T15">&gt; – </text:span><text:span text:style-name="T17">опциональное дополнение к запросу, указывающее на тип информации, которую следует извлечь из базы данных. В качестве "запроса" допустимо указать один из 5 типов информации: </text:span><text:span text:style-name="T15">count, group, groupnumber, caption, value.</text:span></text:p>
            <text:p text:style-name="P15">Если запрос не указан, то по умолчанию возвращаемая информация — имена сигналов.</text:p>
            <text:p text:style-name="P15">Если запрашиваемая информация — строковая, то запрос следует окружать кавычками (см. пример ниже). Если численная, то кавычки не нужны.</text:p>
            <text:h text:style-name="P1" text:outline-level="2">1) <text:span text:style-name="T3">Запрос количества сигналов в базе данных:</text:span></text:h>
            <text:p text:style-name="P13">Формат запроса:</text:p>
            <text:p text:style-name="P9"><text:span text:style-name="T1">number_of_signals = </text:span><text:span text:style-name="T5">{</text:span><text:span text:style-name="T6">query</text:span><text:span text:style-name="T5">:</text:span></text:p>
            <text:p text:style-name="P3"><text:span text:style-name="T1">category = </text:span><text:span text:style-name="T3">"фильтр_имени_категории";</text:span></text:p>
            <text:p text:style-name="P3"><text:span text:style-name="T1">group = </text:span><text:span text:style-name="T3">"фильтр_имени_группы_сигналов";</text:span></text:p>
            <text:p text:style-name="P3"><text:span text:style-name="T1">name = <text:s/></text:span><text:span text:style-name="T3">"фильтр_имени_сигнала";</text:span></text:p>
            <text:p text:style-name="P9"><text:span text:style-name="T6">what</text:span><text:span text:style-name="T5"> = count }</text:span><text:span text:style-name="T1">;</text:span></text:p>
            <text:p text:style-name="P14">Тип возвращаемого значения — <text:span text:style-name="T10">целое число</text:span> (<text:span text:style-name="T1">integer). </text:span>Фильтром имени категории может выступать как имя требуемой категории, так и маска с использованием символа * (звёздочки). Аналогичным образом задаются фильтр имени группы сигналов и фильтр имени сигнала.</text:p>
            <text:h text:style-name="P2" text:outline-level="2">2) Запрос имён групп сигналов, к которым принадлежат сигналы.</text:h>
            <text:p text:style-name="P16">Формат запроса:</text:p>
            <text:p text:style-name="P9">names_of_groups <text:s/>= <text:span text:style-name="T7">"{ query:</text:span></text:p>
            <text:p text:style-name="P8">category = "<text:span text:style-name="T3">фильтр_имени_категории</text:span>";</text:p>
            <text:p text:style-name="P8">group = "<text:span text:style-name="T3">фильтр_имени_группы_сигналов</text:span>";</text:p>
            <text:p text:style-name="P8">name = "<text:span text:style-name="T3">фильтр_имени_сигнала</text:span>";</text:p>
            <text:p text:style-name="P9"><text:span text:style-name="T7">what = group }"</text:span> ;</text:p>
            <text:p text:style-name="P16">Тип возвращаемого значения — <text:span text:style-name="T10">строка</text:span> (<text:span text:style-name="T1">string). </text:span><text:span text:style-name="T3">В возвращенной строке содержится ноль символов, если группа сигналов в базе данных не найдена, имя одной группы сигналов если найдена одна группа, и несколько имен групп сигналов, если найдено несколько групп сигналов. Имена групп сигналов в строке разделяются служебным символом ; </text:span><text:span text:style-name="T1">(</text:span><text:span text:style-name="T4">точкой с запятой</text:span><text:span text:style-name="T2">)</text:span><text:span text:style-name="T3">. Фильтром имени категории может выступать как имя требуемой категории, так и маска с использованием символа * (звёздочки). Аналогичным образом задается фильтр имени группы сигналов и фильтр имени сигнала.</text:span></text:p>
            <text:h text:style-name="P2" text:outline-level="2">3) Запрос номеров групп сигналов, к которым принадлежат сигналы.</text:h>
            <text:p text:style-name="P16"><text:soft-page-break/>Формат запроса:</text:p>
            <text:p text:style-name="P9">numbers_of_groups <text:s/>= <text:span text:style-name="T7">"{ query:</text:span></text:p>
            <text:p text:style-name="P8">category = "<text:span text:style-name="T3">фильтр_имени_категории</text:span>";</text:p>
            <text:p text:style-name="P8">group = "<text:span text:style-name="T3">фильтр_имени_группы_сигналов</text:span>";</text:p>
            <text:p text:style-name="P8">name = "<text:span text:style-name="T3">фильтр_имени_сигнала</text:span>";</text:p>
            <text:p text:style-name="P9"><text:span text:style-name="T7">what = group</text:span><text:span text:style-name="T8">number</text:span><text:span text:style-name="T7"> }"</text:span> ;</text:p>
            <text:p text:style-name="P16"><text:span text:style-name="T3">Тип возвращаемого значения — </text:span><text:span text:style-name="T4">строка</text:span><text:span text:style-name="T3"> (</text:span><text:span text:style-name="T1">string). </text:span><text:span text:style-name="T3">В возвращенной строке содержится ноль символов, если группа сигналов в базе данных не найдена, номер одной группы сигналов если найдена одна группа, и несколько номеров групп сигналов, если найдено несколько групп сигналов. Номера групп сигналов в строке разделяются служебным символом ; </text:span><text:span text:style-name="T1">(</text:span><text:span text:style-name="T4">точкой с запятой</text:span><text:span text:style-name="T2">)</text:span><text:span text:style-name="T3">. Фильтром имени категории может выступать как имя требуемой категории, так и маска с использованием символа * (звёздочки). Аналогичным образом задается фильтр имени группы сигналов и фильтр имени сигнала.</text:span></text:p>
            <text:h text:style-name="P2" text:outline-level="2">4) Запрос имен сигналов, содержащихся в базе данных.</text:h>
            <text:p text:style-name="P16">Если не использовано служебное слово <text:span text:style-name="T2">what</text:span><text:span text:style-name="T1">, </text:span><text:span text:style-name="T3">то по умолчанию возвращаемая строка содержит имена сигналов, удовлетворяющих заданному фильтру. </text:span>Формат запроса:</text:p>
            <text:p text:style-name="P9">names_of_signals <text:s/>= <text:span text:style-name="T7">"{ query:</text:span></text:p>
            <text:p text:style-name="P8">category = "<text:span text:style-name="T3">фильтр_имени_категории</text:span>";</text:p>
            <text:p text:style-name="P8">group = "<text:span text:style-name="T3">фильтр_имени_группы_сигналов</text:span>";</text:p>
            <text:p text:style-name="P9"><text:span text:style-name="T7">name = "</text:span><text:span text:style-name="T9">фильтр_имени_сигнала</text:span><text:span text:style-name="T7">" }"</text:span> ;</text:p>
            <text:p text:style-name="P16"><text:span text:style-name="T3">Тип возвращаемого значения — </text:span><text:span text:style-name="T4">строка</text:span><text:span text:style-name="T3"> (</text:span><text:span text:style-name="T1">string). </text:span><text:span text:style-name="T3">В возвращенной строке содержится ноль символов, если сигналов в базе данных не найдено, имя одного сигнала если найден 1 сигнал, и имена нескольких сигналов, если найдено несколько сигналов. Имена сигналов в строке разделяются служебным символом ; </text:span><text:span text:style-name="T1">(</text:span><text:span text:style-name="T4">точкой с запятой</text:span><text:span text:style-name="T2">)</text:span><text:span text:style-name="T3">. Фильтром имени категории может выступать как имя требуемой категории, так и маска с использованием символа * (звёздочки). Аналогичным образом задается фильтр имени группы сигналов и фильтр имени сигнала.</text:span></text:p>
            <text:h text:style-name="P2" text:outline-level="2">5) Запрос названий сигналов.</text:h>
            <text:p text:style-name="P16">Формат запроса:</text:p>
            <text:p text:style-name="P9">titles_of_signals <text:s/>= <text:span text:style-name="T7">"{ query:</text:span></text:p>
            <text:p text:style-name="P8">category = "<text:span text:style-name="T3">фильтр_имени_категории</text:span>";</text:p>
            <text:p text:style-name="P8">group = "<text:span text:style-name="T3">фильтр_имени_группы_сигналов</text:span>";</text:p>
            <text:p text:style-name="P8">name = "<text:span text:style-name="T3">фильтр_имени_сигнала</text:span>";</text:p>
            <text:p text:style-name="P9"><text:span text:style-name="T7">what = </text:span><text:span text:style-name="T8">caption</text:span><text:span text:style-name="T7"> }"</text:span> ;</text:p>
            <text:p text:style-name="P16"><text:span text:style-name="T3">Тип возвращаемого значения — </text:span><text:span text:style-name="T4">строка</text:span><text:span text:style-name="T3"> (</text:span><text:span text:style-name="T1">string). </text:span><text:span text:style-name="T3">В возвращенной строке содержится ноль символов, если сигналов в базе данных не найдено, название одного сигнала если найден 1 сигнал, и названия нескольких сигналов, если найдено несколько сигналов. Названия сигналов в строке разделяются служебным символом ; </text:span><text:span text:style-name="T1">(</text:span><text:span text:style-name="T4">точкой с запятой</text:span><text:span text:style-name="T2">)</text:span><text:span text:style-name="T3">. Фильтром имени категории может выступать как имя требуемой категории, так и маска с использованием символа * (звёздочки). Аналогичным образом задается фильтр имени группы сигналов и фильтр имени сигнала.</text:span></text:p>
            <text:h text:style-name="P2" text:outline-level="2">6) Запрос значений сигналов.</text:h>
            <text:p text:style-name="P16">Формат запроса:</text:p>
            <text:p text:style-name="P9"><text:soft-page-break/>values_of_signals <text:s/>= <text:span text:style-name="T7">"{ query:</text:span></text:p>
            <text:p text:style-name="P8">category = "<text:span text:style-name="T3">фильтр_имени_категории</text:span>";</text:p>
            <text:p text:style-name="P8">group = "<text:span text:style-name="T3">фильтр_имени_группы_сигналов</text:span>";</text:p>
            <text:p text:style-name="P8">name = "<text:span text:style-name="T3">фильтр_имени_сигнала</text:span>";</text:p>
            <text:p text:style-name="P9"><text:span text:style-name="T7">what = </text:span><text:span text:style-name="T8">value</text:span><text:span text:style-name="T7"> }"</text:span> ;</text:p>
            <text:p text:style-name="P16"><text:span text:style-name="T3">Тип возвращаемого значения — </text:span><text:span text:style-name="T4">строка</text:span><text:span text:style-name="T3"> (</text:span><text:span text:style-name="T1">string). </text:span><text:span text:style-name="T3">В возвращенной строке содержится ноль символов, если сигналов в базе данных </text:span><text:span text:style-name="T3">не найдено, значение одного сигнала если найден 1 сигнал, и значения нескольких сигналов, если найдено несколько сигналов. Значения сигналов в строке разделяются служебным символом ; </text:span><text:span text:style-name="T1">(</text:span><text:span text:style-name="T4">точкой с запятой</text:span><text:span text:style-name="T2">)</text:span><text:span text:style-name="T3">. Фильтром имени категории может выступать как имя требуемой категории, так и маска с использованием символа * (звёздочки). Аналогичным образом задается фильтр имени группы сигналов и фильтр имени сигнала.</text:span></text:p>
            <text:h text:style-name="P2" text:outline-level="2"><text:span text:style-name="T1">7</text:span>) Запрос с применением множественного фильтра.</text:h>
            <text:p text:style-name="P16">Для задания множественного фильтра надо его задавать так: group = "<text:span text:style-name="T3">строка_1</text:span><text:span text:style-name="T1">"</text:span>,"<text:span text:style-name="T3">строка_2</text:span>". Разделитель фильтров — запятая. При этом в самих фильтрах допустим символ звёздочки, например: group="LBB*CP*","LBB*CT*";</text:p>
            <text:p text:style-name="P16">Формат запроса:</text:p>
            <text:p text:style-name="P9"><text:span text:style-name="T1">number_of_signals = </text:span><text:span text:style-name="T5">{ query:</text:span></text:p>
            <text:p text:style-name="P3"><text:span text:style-name="T1">category = </text:span><text:span text:style-name="T3">"фильтр_имени_категории";</text:span></text:p>
            <text:p text:style-name="P3"><text:span text:style-name="T1">group = </text:span><text:span text:style-name="T3">"фильтр</text:span><text:span text:style-name="T1">1</text:span><text:span text:style-name="T3">","фильтр</text:span><text:span text:style-name="T1">2</text:span><text:span text:style-name="T3">","фильтр</text:span><text:span text:style-name="T1">3</text:span><text:span text:style-name="T3">";</text:span></text:p>
            <text:p text:style-name="P3"><text:span text:style-name="T1">name = <text:s/></text:span><text:span text:style-name="T3">"фильтр_имени_сигнала";</text:span></text:p>
            <text:p text:style-name="P4">what = count };</text:p>
            <text:p text:style-name="P16"><text:span text:style-name="T3">Тип возвращаемого значения в данном запросе — </text:span><text:span text:style-name="T4">целое число</text:span><text:span text:style-name="T3"> (</text:span><text:span text:style-name="T1">integer). </text:span><text:span text:style-name="T3">Но в зависимости от запроса тип будет соответствующим.</text:span></text:p>
            <text:p text:style-name="P16"><text:span text:style-name="T3">Пример экспорта информации из базы данных в текстовый файл, путем использования языка программирования </text:span><text:span text:style-name="T1">SimInTech</text:span><text:span text:style-name="T3">:</text:span></text:p>
            <text:p text:style-name="P10">initialization</text:p>
            <text:p text:style-name="P10"/>
            <text:p text:style-name="P10">  formattext</text:p>
            <text:p text:style-name="P6"/>
            <text:p text:style-name="P11"><text:span text:style-name="T11">     </text:span><text:span text:style-name="T11">// количество сигналов в БД</text:span></text:p>
            <text:p text:style-name="P11">     number_of_signals = <text:s/><text:span text:style-name="T11">{ query: category = "Датчики"; group = "*"; name = "*"; what = count}</text:span>; <text:span text:style-name="T11"><text:s text:c="3"/></text:span></text:p>
            <text:p text:style-name="P6"/>
            <text:p text:style-name="P6">     // имя группы, к которой принадлежит сигнал</text:p>
            <text:p text:style-name="P11"><text:span text:style-name="T11">       </text:span>names_of_groups = <text:span text:style-name="T7">"{ query: category = "Датчики"; group = "*"; name = "*"; what = group}"</text:span>;</text:p>
            <text:p text:style-name="P6"/>
            <text:p text:style-name="P11"><text:span text:style-name="T11">     </text:span><text:span text:style-name="T11">// номер группы, к которой принадлежит сигнал</text:span></text:p>
            <text:p text:style-name="P11">  <text:span text:style-name="T11"> </text:span>  numbers_of_groups = <text:span text:style-name="T7">"{ query: category = "Датчики"; group = "*"; name = "*"; what = groupnumber}"</text:span>; </text:p>
            <text:p text:style-name="P11"/>
            <text:p text:style-name="P11">     <text:span text:style-name="T11">// по умолчанию выводятся имена сигналов в БД !!!</text:span></text:p>
            <text:p text:style-name="P11">      names_of_signals = <text:span text:style-name="T7">"{ query: category = "Датчики"; group = "*"; name = "*";}"</text:span> ; </text:p>
            <text:p text:style-name="P11"><text:soft-page-break/></text:p>
            <text:p text:style-name="P11">     <text:span text:style-name="T11">// названия сигналов в БД</text:span></text:p>
            <text:p text:style-name="P11">     titles_of_signals = <text:span text:style-name="T7">"{ query: category = "Датчики"; group = "*"; name = "*"; what = caption}"</text:span> ; </text:p>
            <text:p text:style-name="P11"/>
            <text:p text:style-name="P11">     <text:span text:style-name="T11">// значение сигнала</text:span></text:p>
            <text:p text:style-name="P11">     values_of_signals = <text:span text:style-name="T7">"{ query: category = "Датчики"; group = "*"; name = "*"; what = value}"</text:span> ; </text:p>
            <text:p text:style-name="P7"/>
            <text:p text:style-name="P9"><text:span text:style-name="T10">  end</text:span>; </text:p>
            <text:p text:style-name="P9"/>
            <text:p text:style-name="P9"><text:span text:style-name="T10">  </text:span>FileID = <text:span text:style-name="T10">createfile</text:span>("signals.out.txt",1); <text:span text:style-name="T11">// открываем существующий!!! файл на запись </text:span></text:p>
            <text:p text:style-name="P9"/>
            <text:p text:style-name="P9"><text:span text:style-name="T10">  writeln</text:span>(FileID, number_of_signals );</text:p>
            <text:p text:style-name="P9"><text:span text:style-name="T10">  writeln</text:span>(FileID, <text:s/>names_of_groups <text:s/>);</text:p>
            <text:p text:style-name="P9"><text:span text:style-name="T10">  writeln</text:span>(FileID, <text:s/>names_of_signals );</text:p>
            <text:p text:style-name="P9"><text:span text:style-name="T10">  writeln</text:span>(FileID, titles_of_signals );</text:p>
            <text:p text:style-name="P9"><text:span text:style-name="T10">  writeln</text:span>(FileID, values_of_signals ); </text:p>
            <text:p text:style-name="P9"/>
            <text:p text:style-name="P9"><text:span text:style-name="T10">  freeobject</text:span>(FileID); <text:span text:style-name="T11">// закрываем файл <text:s/></text:span></text:p>
            <text:p text:style-name="P9"><text:span text:style-name="T10">end</text:span>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0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cm" fo:margin-bottom="0.3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ur_20_code" style:display-name="Our code" style:family="paragraph" style:parent-style-name="Text_20_body">
      <style:paragraph-properties fo:margin-top="0cm" fo:margin-bottom="0cm" fo:line-height="100%"/>
      <style:text-properties style:font-name="DejaVu Sans Mono"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росы к базе данных сигналов SDB</dc:title>
    <dc:date>2015-01-08T00:27:46.87</dc:date>
    <meta:generator>OpenOffice/4.1.1$Win32 OpenOffice.org_project/411m6$Build-9775</meta:generator>
    <meta:editing-duration>PT4H29M27S</meta:editing-duration>
    <meta:editing-cycles>104</meta:editing-cycles>
    <meta:document-statistic meta:table-count="1" meta:image-count="0" meta:object-count="0" meta:page-count="4" meta:paragraph-count="91" meta:word-count="952" meta:character-count="7085"/>
    <meta:user-defined meta:name="Поле 1"/>
    <meta:user-defined meta:name="Поле 2"/>
    <meta:user-defined meta:name="Поле 3"/>
    <meta:user-defined meta:name="Поле 4"/>
  </office:meta>
</office:document-meta>
</file>